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1pt" style:font-size-asian="11pt" style:font-size-complex="11pt"/>
    </style:style>
    <style:style style:name="P2" style:family="paragraph" style:parent-style-name="Standard">
      <style:paragraph-properties fo:text-align="justify" style:justify-single-word="false"/>
      <style:text-properties style:font-name="Calibri" fo:font-size="11pt" style:font-size-asian="11pt" style:font-size-complex="11pt"/>
    </style:style>
    <style:style style:name="P3" style:family="paragraph" style:parent-style-name="Standard" style:list-style-name="L1">
      <style:text-properties style:font-name="Calibri" fo:font-size="11pt" style:font-size-asian="11pt" style:font-size-complex="11pt"/>
    </style:style>
    <style:style style:name="T1" style:family="text">
      <style:text-properties fo:font-weight="bold" style:font-weight-asian="bold" style:font-weight-complex="bold"/>
    </style:style>
    <style:style style:name="T2"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membres impliquées dans le processus de maintenance de SPIE:</text:p>
      <text:p text:style-name="P1"/>
      <text:list xml:id="list1316366009250187528" text:style-name="L1">
        <text:list-item>
          <text:p text:style-name="P3"><text:span text:style-name="T1">DG </text:span>: Direction Générale</text:p>
        </text:list-item>
        <text:list-item>
          <text:p text:style-name="P3"><text:span text:style-name="T1">DO</text:span> : Directeur Opérationnel</text:p>
        </text:list-item>
        <text:list-item>
          <text:p text:style-name="P3"><text:span text:style-name="T1">RAM</text:span> : Responsable activité maintenance</text:p>
        </text:list-item>
        <text:list-item>
          <text:p text:style-name="P3"><text:span text:style-name="T1">RA</text:span> : Responsable d'Affaires</text:p>
        </text:list-item>
        <text:list-item>
          <text:p text:style-name="P3"><text:span text:style-name="T1">ROC </text:span>: Responsable Opérationnel Contrat</text:p>
        </text:list-item>
        <text:list-item>
          <text:p text:style-name="P3"><text:span text:style-name="T1">ATM</text:span> : Agent Technicien Maintenance</text:p>
        </text:list-item>
        <text:list-item>
          <text:p text:style-name="P3"><text:span text:style-name="T1">PO</text:span> : Pilote de l'offre</text:p>
        </text:list-item>
        <text:list-item>
          <text:p text:style-name="P3"><text:span text:style-name="T1">COMP</text:span> : Comptabilité</text:p>
        </text:list-item>
        <text:list-item>
          <text:p text:style-name="P3"><text:span text:style-name="T1">RH</text:span> : Direction Ressources Humaines</text:p>
        </text:list-item>
        <text:list-item>
          <text:p text:style-name="P3"><text:span text:style-name="T1">MOY</text:span> : Service Moyens</text:p>
        </text:list-item>
        <text:list-item>
          <text:p text:style-name="P3"><text:span text:style-name="T1">ACH</text:span> : Service Achats</text:p>
        </text:list-item>
        <text:list-item>
          <text:p text:style-name="P3"><text:span text:style-name="T1">JUR</text:span> : Service Juridique</text:p>
        </text:list-item>
        <text:list-item>
          <text:p text:style-name="P3"><text:span text:style-name="T1">QSE</text:span> : Direction QSE</text:p>
        </text:list-item>
        <text:list-item>
          <text:p text:style-name="P3"><text:span text:style-name="T1">COM </text:span>: Commercial</text:p>
        </text:list-item>
        <text:list-item>
          <text:p text:style-name="P3"><text:span text:style-name="T1">SECM</text:span> : Secrétariat Maintenance</text:p>
        </text:list-item>
      </text:list>
      <text:p text:style-name="P1"/>
      <text:p text:style-name="P1">Le rôle des membres ayant une responsabilité dans les fonctions du processus:</text:p>
      <text:p text:style-name="P1"/>
      <text:p text:style-name="P1">1) Le directeur opérationnel</text:p>
      <text:p text:style-name="P1"/>
      <text:p text:style-name="P2">Celui-ci contribut notamment aux critères de décisions; il analyse les risques et la faisabilité, participe au choix d'une solution et du prix de vente. C'est aussi lui qui revoit les commandes que le RAM juge nécessaire de revoir .</text:p>
      <text:p text:style-name="P2"/>
      <text:p text:style-name="P2">2) Le responsable activité maintenance</text:p>
      <text:p text:style-name="P2"/>
      <text:p text:style-name="P2">Il décide et valide les critères de décisions, dirige la collecte des informations. Tout comme le DO, il paticipe aussi au choix des solutions, du prix de vente. Il participe obligatoirement à la diffusion des commandes et se tient respensable des dossiers d'étude. C'est lui qui, lorsqu'il juge nécessaire, convoque une commission de revue de commande client. Il participe au lancement de la réalisation du plan validé.</text:p>
      <text:p text:style-name="P2"/>
      <text:p text:style-name="P2">3) Le responsable d'affaires (le plus important)</text:p>
      <text:p text:style-name="P2"/>
      <text:p text:style-name="P2">Il valide l'analyse de risque et les propositions de solutions, dirige la commission de revue de commande (membres : DO, RAM, COM, PO, JUR). <text:span text:style-name="T2">La validation finale des spécifications clients, qu'on l'accepte ou qu'on la rejette, tout cela est décidé par le RA (membres : DO, RAM, COM, PO, JUR, MAR, MET).</text:span> Il dirige aussi la réunion de lancement de réalisation du projet et de la prestation elle même (tous les membres exceptés SECM et PO). Les documents nécessaires à la réalisation (spécifications clients, état des lieux, ...) et les documents référençant le système de gestion qui sera appliqué au projet sont entre ses mains (membres : ROC, RAM, QSE). C'est aussi lui qui assure la conformité économique et juridique du contrat, il est donc également responsable des relations client pendant la réalisation de l'opération. Il dirige enfin le comité de revue de fin d'affaire (membres : RAM, ROC, MAR, GEST).</text:p>
      <text:p text:style-name="P2"/>
      <text:p text:style-name="P2">4) Le secrétariat maintenance</text:p>
      <text:p text:style-name="P2"/>
      <text:p text:style-name="P2">C'est lui qui se charge de réceptionner le dossier de commande du client. Il enregistre la demande et diffuse la commande.</text:p>
      <text:p text:style-name="P2"/>
      <text:p text:style-name="P2">5) Le responsable commercial</text:p>
      <text:p text:style-name="P2"/>
      <text:p text:style-name="P2">Sa tache est de référencer les informations contenues dans le dossier de comman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0M7S</meta:editing-duration>
    <meta:editing-cycles>16</meta:editing-cycles>
    <meta:generator>OpenOffice/4.0.1$Win32 OpenOffice.org_project/401m5$Build-9714</meta:generator>
    <dc:date>2015-01-08T22:25:01.81</dc:date>
    <meta:document-statistic meta:table-count="0" meta:image-count="0" meta:object-count="0" meta:page-count="1" meta:paragraph-count="27" meta:word-count="415" meta:character-count="2481"/>
    <dc:creator>Simon Rispal</dc:creator>
    <meta:user-defined meta:name="Info 1"/>
    <meta:user-defined meta:name="Info 2"/>
    <meta:user-defined meta:name="Info 3"/>
    <meta:user-defined meta:name="Info 4"/>
  </office:meta>
</office:document-meta>
</file>